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rolling_mean">
            <text:p>BERMEJALES-O3-AT_IN_rolling_mean</text:p>
          </table:table-cell>
          <table:table-cell table:style-name="pd1" office:value-type="string" office:string-value="BERMEJALES-O3-AT_IN_lag7">
            <text:p>BERMEJALES-O3-AT_IN_lag7</text:p>
          </table:table-cell>
          <table:table-cell table:style-name="pd1" office:value-type="string" office:string-value="BERMEJALES-O3-AT_IN_lag8">
            <text:p>BERMEJALES-O3-AT_IN_lag8</text:p>
          </table:table-cell>
          <table:table-cell table:style-name="pd1" office:value-type="string" office:string-value="BERMEJALES-O3-AT_IN_lag9">
            <text:p>BERMEJALES-O3-AT_IN_lag9</text:p>
          </table:table-cell>
          <table:table-cell table:style-name="pd1" office:value-type="string" office:string-value="BERMEJALES-O3-AT_IN_lag10">
            <text:p>BERMEJALES-O3-AT_IN_lag10</text:p>
          </table:table-cell>
          <table:table-cell table:style-name="pd1" office:value-type="string" office:string-value="BERMEJALES-O3-AT_IN_lag11">
            <text:p>BERMEJALES-O3-AT_IN_lag11</text:p>
          </table:table-cell>
          <table:table-cell table:style-name="pd1" office:value-type="string" office:string-value="BERMEJALES-O3-AT_IN_lag12">
            <text:p>BERMEJALES-O3-AT_IN_lag12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29.125004166666667">
            <text:p>29.125004166666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30.361116666666664">
            <text:p>30.361116666666664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30.81250833333333">
            <text:p>30.81250833333333</text:p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35.763891666666666">
            <text:p>35.763891666666666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36.38194583333333">
            <text:p>36.38194583333333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36.25">
            <text:p>36.2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36.604166666666664">
            <text:p>36.604166666666664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37.19444166666667">
            <text:p>37.19444166666667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42.784725">
            <text:p>42.78472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42.20139166666667">
            <text:p>42.20139166666667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41.972225">
            <text:p>41.972225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41.416666666666664">
            <text:p>41.416666666666664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42.08332083333333">
            <text:p>42.0833208333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43.33470833333333">
            <text:p>43.33470833333333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44.85554166666666">
            <text:p>44.85554166666666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37.54305">
            <text:p>37.54305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36.13332916666666">
            <text:p>36.13332916666666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35.424995833333334">
            <text:p>35.424995833333334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34.840275">
            <text:p>34.84027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34.43749583333334">
            <text:p>34.43749583333334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34.270829166666665">
            <text:p>34.270829166666665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33.93055416666667">
            <text:p>33.9305541666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30.0833375">
            <text:p>30.0833375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30.000004166666667">
            <text:p>30.000004166666667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29.937504166666667">
            <text:p>29.937504166666667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29.638891666666666">
            <text:p>29.638891666666666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29.41667083333333">
            <text:p>29.41667083333333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29.31945">
            <text:p>29.31945</text:p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29.04167083333333">
            <text:p>29.04167083333333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28.638891666666666">
            <text:p>28.638891666666666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25.937508333333337">
            <text:p>25.93750833333333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26.013895833333336">
            <text:p>26.013895833333336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25.861120833333334">
            <text:p>25.861120833333334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26.00695416666667">
            <text:p>26.0069541666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25.83334166666667">
            <text:p>25.83334166666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25.20834166666667">
            <text:p>25.2083416666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24.78472916666667">
            <text:p>24.78472916666667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24.70834166666667">
            <text:p>24.70834166666667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24.097229166666665">
            <text:p>24.097229166666665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24.451395833333336">
            <text:p>24.451395833333336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48.03472083333333">
            <text:p>48.03472083333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48.34027916666667">
            <text:p>48.3402791666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47.701391666666666">
            <text:p>47.701391666666666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47.56250416666666">
            <text:p>47.56250416666666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39.23612083333333">
            <text:p>39.23612083333333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39.13889583333333">
            <text:p>39.13889583333333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39.104170833333335">
            <text:p>39.10417083333333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39.40277916666667">
            <text:p>39.40277916666667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31.125">
            <text:p>31.1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31.152779166666665">
            <text:p>31.152779166666665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31.1875">
            <text:p>31.1875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31.027775000000002">
            <text:p>31.027775000000002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30.749995833333333">
            <text:p>30.749995833333333</text:p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34.64583333333333">
            <text:p>34.64583333333333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34.034725">
            <text:p>34.03472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33.61805833333333">
            <text:p>33.61805833333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33.67361666666667">
            <text:p>33.67361666666667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42.36805416666667">
            <text:p>42.3680541666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40.94444166666667">
            <text:p>40.94444166666667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40.236108333333334">
            <text:p>40.236108333333334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39.5138875">
            <text:p>39.51388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26.069441666666663">
            <text:p>26.06944166666666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26.902774999999995">
            <text:p>26.902774999999995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27.909720833333335">
            <text:p>27.909720833333335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29.215275000000002">
            <text:p>29.215275000000002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30.3541625">
            <text:p>30.3541625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31.31249583333333">
            <text:p>31.31249583333333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41.06249583333334">
            <text:p>41.06249583333334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42.19444166666667">
            <text:p>42.19444166666667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37.979170833333335">
            <text:p>37.979170833333335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37.00000416666666">
            <text:p>37.00000416666666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36.097229166666665">
            <text:p>36.097229166666665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35.56250416666666">
            <text:p>35.56250416666666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34.951391666666666">
            <text:p>34.951391666666666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34.534725">
            <text:p>34.534725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34.756949999999996">
            <text:p>34.756949999999996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35.916670833333335">
            <text:p>35.916670833333335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36.8611125">
            <text:p>36.8611125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45.916670833333335">
            <text:p>45.916670833333335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44.31250416666666">
            <text:p>44.31250416666666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43.18055833333333">
            <text:p>43.18055833333333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41.916670833333335">
            <text:p>41.916670833333335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40.145837500000006">
            <text:p>40.145837500000006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38.37500416666666">
            <text:p>38.37500416666666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37.104170833333335">
            <text:p>37.104170833333335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35.7708375">
            <text:p>35.770837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34.784725">
            <text:p>34.784725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33.59028333333333">
            <text:p>33.59028333333333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32.944449999999996">
            <text:p>32.944449999999996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33.034729166666665">
            <text:p>33.034729166666665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34.3958375">
            <text:p>34.3958375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35.74305833333333">
            <text:p>35.74305833333333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44.951391666666666">
            <text:p>44.951391666666666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44.61111666666667">
            <text:p>44.61111666666667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44.29861666666667">
            <text:p>44.29861666666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43.23611666666667">
            <text:p>43.2361166666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41.131949999999996">
            <text:p>41.131949999999996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38.409729166666665">
            <text:p>38.409729166666665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35.77084166666666">
            <text:p>35.77084166666666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33.465287499999995">
            <text:p>33.46528749999999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31.104174999999998">
            <text:p>31.104174999999998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28.784729166666665">
            <text:p>28.784729166666665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26.888895833333333">
            <text:p>26.888895833333333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25.0902875">
            <text:p>25.0902875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22.98612083333333">
            <text:p>22.98612083333333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21.083341666666666">
            <text:p>21.083341666666666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19.72222916666667">
            <text:p>19.72222916666667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19.4305625">
            <text:p>19.4305625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18.798616666666664">
            <text:p>18.798616666666664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18.1458375">
            <text:p>18.1458375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17.562504166666667">
            <text:p>17.562504166666667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17.38195">
            <text:p>17.38195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17.60417083333333">
            <text:p>17.60417083333333</text:p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18.312504166666667">
            <text:p>18.312504166666667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19.013895833333333">
            <text:p>19.01389583333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19.12500833333333">
            <text:p>19.12500833333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41.694449999999996">
            <text:p>41.694449999999996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42.444449999999996">
            <text:p>42.444449999999996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42.8680625">
            <text:p>42.8680625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43.18750416666666">
            <text:p>43.18750416666666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43.43750416666666">
            <text:p>43.43750416666666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43.84027916666667">
            <text:p>43.84027916666667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41.88889583333333">
            <text:p>41.8888958333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40.42362083333334">
            <text:p>40.42362083333334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39.409729166666665">
            <text:p>39.409729166666665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36.75000416666666">
            <text:p>36.75000416666666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37.27778333333333">
            <text:p>37.27778333333333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37.71528333333334">
            <text:p>37.71528333333334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37.77778333333334">
            <text:p>37.77778333333334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37.89584166666667">
            <text:p>37.89584166666667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38.1389">
            <text:p>38.1389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38.73612083333334">
            <text:p>38.73612083333334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39.347212500000005">
            <text:p>39.347212500000005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38.26387916666667">
            <text:p>38.26387916666667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45.861108333333334">
            <text:p>45.861108333333334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44.87499583333334">
            <text:p>44.87499583333334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46.7569375">
            <text:p>46.756937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45.145829166666665">
            <text:p>45.145829166666665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46.7361125">
            <text:p>46.7361125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37.65972916666667">
            <text:p>37.6597291666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59.916675">
            <text:p>59.916675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45.576391666666666">
            <text:p>45.576391666666666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50.6875">
            <text:p>50.687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35.43055416666667">
            <text:p>35.43055416666667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34.916666666666664">
            <text:p>34.916666666666664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35.375">
            <text:p>35.37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48.97221666666667">
            <text:p>48.97221666666667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35.326395833333336">
            <text:p>35.326395833333336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35.562508333333334">
            <text:p>35.562508333333334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28.38195">
            <text:p>28.3819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28.16667083333333">
            <text:p>28.1666708333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27.888891666666666">
            <text:p>27.888891666666666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27.750004166666667">
            <text:p>27.750004166666667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27.527779166666665">
            <text:p>27.527779166666665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27.527779166666665">
            <text:p>27.527779166666665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27.722220833333335">
            <text:p>27.72222083333333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28.3888875">
            <text:p>28.3888875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29.131941666666666">
            <text:p>29.131941666666666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40.5416625">
            <text:p>40.541662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36.208333333333336">
            <text:p>36.208333333333336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34.68055416666667">
            <text:p>34.68055416666667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33.6736125">
            <text:p>33.6736125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32.833333333333336">
            <text:p>32.833333333333336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32.076391666666666">
            <text:p>32.076391666666666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29.840275000000002">
            <text:p>29.840275000000002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29.812495833333333">
            <text:p>29.81249583333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29.64582916666667">
            <text:p>29.64582916666667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29.3888875">
            <text:p>29.3888875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29.249995833333333">
            <text:p>29.24999583333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40.215266666666665">
            <text:p>40.215266666666665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29.1666625">
            <text:p>29.166662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29.2916625">
            <text:p>29.291662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29.444441666666666">
            <text:p>29.444441666666666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29.6388875">
            <text:p>29.6388875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29.5486125">
            <text:p>29.5486125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29.034724999999998">
            <text:p>29.034724999999998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28.326391666666666">
            <text:p>28.326391666666666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27.44445">
            <text:p>27.44445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26.743058333333334">
            <text:p>26.743058333333334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27.173616666666664">
            <text:p>27.173616666666664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39.097233333333335">
            <text:p>39.09723333333333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39.597233333333335">
            <text:p>39.597233333333335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39.854175">
            <text:p>39.854175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40.284733333333335">
            <text:p>40.284733333333335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27.847224999999998">
            <text:p>27.847224999999998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28.2361125">
            <text:p>28.2361125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28.666666666666668">
            <text:p>28.666666666666668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29.583333333333332">
            <text:p>29.583333333333332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29.631941666666666">
            <text:p>29.631941666666666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29.81249583333333">
            <text:p>29.81249583333333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29.8541625">
            <text:p>29.8541625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34.756933333333336">
            <text:p>34.756933333333336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35.34026666666667">
            <text:p>35.34026666666667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35.96526666666667">
            <text:p>35.96526666666667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36.076375000000006">
            <text:p>36.076375000000006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36.3124875">
            <text:p>36.3124875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35.00000416666666">
            <text:p>35.00000416666666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33.826391666666666">
            <text:p>33.826391666666666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32.763891666666666">
            <text:p>32.763891666666666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32.5833375">
            <text:p>32.5833375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32.569449999999996">
            <text:p>32.569449999999996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32.42361666666667">
            <text:p>32.42361666666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32.48611666666667">
            <text:p>32.4861166666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31.7986125">
            <text:p>31.798612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24.638883333333336">
            <text:p>24.638883333333336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24.791658333333334">
            <text:p>24.791658333333334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25.020825000000002">
            <text:p>25.020825000000002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25.097216666666668">
            <text:p>25.097216666666668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24.777770833333335">
            <text:p>24.777770833333335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24.604158333333334">
            <text:p>24.604158333333334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24.26387916666667">
            <text:p>24.26387916666667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23.673600000000004">
            <text:p>23.673600000000004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22.6597125">
            <text:p>22.6597125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22.923600000000004">
            <text:p>22.923600000000004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22.333325000000002">
            <text:p>22.333325000000002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21.819437500000003">
            <text:p>21.81943750000000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21.77082916666667">
            <text:p>21.7708291666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21.937495833333333">
            <text:p>21.937495833333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22.340275000000002">
            <text:p>22.340275000000002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22.99305">
            <text:p>22.99305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22.902775000000002">
            <text:p>22.902775000000002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22.9513875">
            <text:p>22.9513875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22.993054166666667">
            <text:p>22.99305416666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22.902779166666665">
            <text:p>22.902779166666665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21.569445833333333">
            <text:p>21.569445833333333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13.750004166666665">
            <text:p>13.7500041666666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13.715279166666667">
            <text:p>13.71527916666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13.680554166666667">
            <text:p>13.68055416666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13.680554166666667">
            <text:p>13.680554166666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13.708329166666665">
            <text:p>13.708329166666665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13.493054166666667">
            <text:p>13.493054166666667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13.083333333333334">
            <text:p>13.083333333333334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12.652779166666667">
            <text:p>12.652779166666667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13.0">
            <text:p>13.0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13.194445833333335">
            <text:p>13.19444583333333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15.513891666666668">
            <text:p>15.513891666666668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25.736120833333334">
            <text:p>25.736120833333334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25.986120833333334">
            <text:p>25.986120833333334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26.45834166666667">
            <text:p>26.45834166666667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27.104175">
            <text:p>27.104175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27.777787500000002">
            <text:p>27.777787500000002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28.111120833333334">
            <text:p>28.111120833333334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28.27084166666667">
            <text:p>28.27084166666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27.618062500000004">
            <text:p>27.618062500000004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24.215275000000002">
            <text:p>24.215275000000002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25.173608333333334">
            <text:p>25.173608333333334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25.930554166666667">
            <text:p>25.930554166666667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26.5">
            <text:p>26.5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26.784720833333335">
            <text:p>26.784720833333335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27.284720833333335">
            <text:p>27.28472083333333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28.256941666666666">
            <text:p>28.256941666666666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39.28472083333333">
            <text:p>39.28472083333333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39.5416625">
            <text:p>39.5416625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40.57638333333333">
            <text:p>40.57638333333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36.826391666666666">
            <text:p>36.826391666666666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36.15277916666667">
            <text:p>36.15277916666667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35.31944583333333">
            <text:p>35.31944583333333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33.96527916666667">
            <text:p>33.96527916666667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32.104166666666664">
            <text:p>32.104166666666664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29.6736125">
            <text:p>29.6736125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27.097220833333335">
            <text:p>27.097220833333335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24.3888875">
            <text:p>24.3888875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23.2013875">
            <text:p>23.2013875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21.659720833333335">
            <text:p>21.659720833333335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22.236108333333334">
            <text:p>22.236108333333334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18.187491666666666">
            <text:p>18.187491666666666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18.96527083333333">
            <text:p>18.96527083333333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19.1944375">
            <text:p>19.1944375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19.2569375">
            <text:p>19.2569375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19.284716666666665">
            <text:p>19.284716666666665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19.24305">
            <text:p>19.24305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19.590275000000002">
            <text:p>19.590275000000002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20.0416625">
            <text:p>20.0416625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21.284716666666668">
            <text:p>21.284716666666668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22.812495833333333">
            <text:p>22.812495833333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31.1041625">
            <text:p>31.1041625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30.888883333333336">
            <text:p>30.888883333333336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30.756941666666666">
            <text:p>30.756941666666666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30.527775000000002">
            <text:p>30.527775000000002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30.666666666666668">
            <text:p>30.666666666666668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29.340279166666665">
            <text:p>29.340279166666665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29.666666666666668">
            <text:p>29.666666666666668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32.08055">
            <text:p>32.08055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30.663883333333334">
            <text:p>30.663883333333334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9.13610416666667">
            <text:p>29.13610416666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27.5319375">
            <text:p>27.5319375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25.19860416666667">
            <text:p>25.19860416666667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24.740270833333337">
            <text:p>24.740270833333337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24.68471666666667">
            <text:p>24.68471666666667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25.795829166666664">
            <text:p>25.795829166666664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25.747216666666663">
            <text:p>25.747216666666663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26.545824999999997">
            <text:p>26.545824999999997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27.784712499999998">
            <text:p>27.784712499999998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28.35415833333333">
            <text:p>28.35415833333333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29.249991666666663">
            <text:p>29.24999166666666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29.965266666666665">
            <text:p>29.965266666666665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28.437495833333333">
            <text:p>28.437495833333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26.937495833333333">
            <text:p>26.93749583333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25.666662499999997">
            <text:p>25.66666249999999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25.2291625">
            <text:p>25.2291625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25.3888875">
            <text:p>25.3888875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25.368054166666667">
            <text:p>25.36805416666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25.118054166666667">
            <text:p>25.11805416666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24.6388875">
            <text:p>24.638887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24.243054166666667">
            <text:p>24.243054166666667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24.583333333333332">
            <text:p>24.583333333333332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25.006945833333333">
            <text:p>25.006945833333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24.166666666666668">
            <text:p>24.166666666666668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23.625">
            <text:p>23.62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23.027779166666665">
            <text:p>23.0277791666666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22.506945833333333">
            <text:p>22.50694583333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22.034720833333335">
            <text:p>22.03472083333333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21.541666666666668">
            <text:p>21.541666666666668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20.770833333333332">
            <text:p>20.770833333333332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20.583333333333332">
            <text:p>20.583333333333332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30.645833333333332">
            <text:p>30.645833333333332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30.6111125">
            <text:p>30.6111125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31.312504166666667">
            <text:p>31.312504166666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32.65278333333333">
            <text:p>32.65278333333333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21.923620833333334">
            <text:p>21.923620833333334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21.861120833333334">
            <text:p>21.861120833333334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21.812508333333337">
            <text:p>21.812508333333337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21.868062499999997">
            <text:p>21.86806249999999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21.77084166666667">
            <text:p>21.7708416666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21.277783333333335">
            <text:p>21.277783333333335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20.090283333333332">
            <text:p>20.090283333333332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19.44445">
            <text:p>19.44445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19.090283333333332">
            <text:p>19.090283333333332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18.951395833333333">
            <text:p>18.95139583333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18.888895833333333">
            <text:p>18.888895833333333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18.8333375">
            <text:p>18.8333375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19.388891666666666">
            <text:p>19.388891666666666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20.013891666666666">
            <text:p>20.013891666666666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20.10417083333333">
            <text:p>20.10417083333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20.479170833333335">
            <text:p>20.479170833333335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20.458337500000003">
            <text:p>20.458337500000003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20.500004166666667">
            <text:p>20.500004166666667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20.78472916666667">
            <text:p>20.78472916666667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21.15972916666667">
            <text:p>21.1597291666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21.42362083333333">
            <text:p>21.42362083333333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21.631954166666663">
            <text:p>21.631954166666663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21.715287500000002">
            <text:p>21.715287500000002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22.138900000000003">
            <text:p>22.13890000000000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22.756954166666663">
            <text:p>22.756954166666663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31.277783333333335">
            <text:p>31.27778333333333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32.138895833333336">
            <text:p>32.138895833333336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33.04861666666667">
            <text:p>33.04861666666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33.916670833333335">
            <text:p>33.916670833333335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34.666670833333335">
            <text:p>34.666670833333335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35.3958375">
            <text:p>35.3958375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30.56945">
            <text:p>30.5694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30.486116666666664">
            <text:p>30.48611666666666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30.22917083333333">
            <text:p>30.2291708333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29.66667083333333">
            <text:p>29.66667083333333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29.138891666666666">
            <text:p>29.138891666666666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28.597224999999998">
            <text:p>28.597224999999998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28.541666666666668">
            <text:p>28.541666666666668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25.958325000000002">
            <text:p>25.958325000000002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26.159716666666668">
            <text:p>26.15971666666666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26.2916625">
            <text:p>26.29166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26.6666625">
            <text:p>26.666662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27.1041625">
            <text:p>27.1041625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27.624995833333333">
            <text:p>27.62499583333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38.29860833333333">
            <text:p>38.29860833333333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38.38194166666666">
            <text:p>38.38194166666666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39.12499583333333">
            <text:p>39.12499583333333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30.2361125">
            <text:p>30.2361125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31.694445833333333">
            <text:p>31.694445833333333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33.145833333333336">
            <text:p>33.145833333333336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33.69444583333333">
            <text:p>33.69444583333333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33.8611125">
            <text:p>33.8611125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34.06944583333333">
            <text:p>34.06944583333333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47.277775">
            <text:p>47.277775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46.1041625">
            <text:p>46.1041625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45.152775">
            <text:p>45.152775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43.80555416666667">
            <text:p>43.80555416666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42.8888875">
            <text:p>42.8888875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42.0">
            <text:p>42.0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41.25694166666667">
            <text:p>41.25694166666667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40.6666625">
            <text:p>40.6666625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40.38194166666667">
            <text:p>40.38194166666667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39.75">
            <text:p>39.75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39.097225">
            <text:p>39.097225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38.138891666666666">
            <text:p>38.138891666666666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37.15277916666667">
            <text:p>37.15277916666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36.451391666666666">
            <text:p>36.451391666666666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35.6736125">
            <text:p>35.6736125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35.06944583333333">
            <text:p>35.06944583333333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34.625">
            <text:p>34.625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33.5486125">
            <text:p>33.548612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33.4861125">
            <text:p>33.4861125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33.31944583333333">
            <text:p>33.31944583333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33.4513875">
            <text:p>33.451387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33.5486125">
            <text:p>33.5486125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33.701391666666666">
            <text:p>33.701391666666666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33.847225">
            <text:p>33.847225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34.2986125">
            <text:p>34.2986125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34.9375">
            <text:p>34.9375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35.84722083333333">
            <text:p>35.8472208333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42.72222083333333">
            <text:p>42.72222083333333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42.53472083333333">
            <text:p>42.53472083333333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42.61805416666667">
            <text:p>42.61805416666667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43.00694583333333">
            <text:p>43.00694583333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43.52777916666667">
            <text:p>43.52777916666667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43.90972083333333">
            <text:p>43.90972083333333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23.277779166666665">
            <text:p>23.277779166666665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22.8125">
            <text:p>22.8125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22.7361125">
            <text:p>22.7361125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22.555558333333334">
            <text:p>22.555558333333334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22.1111125">
            <text:p>22.111112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21.319445833333333">
            <text:p>21.3194458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19.5486125">
            <text:p>19.54861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18.125">
            <text:p>18.1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17.1875">
            <text:p>17.187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16.333333333333332">
            <text:p>16.333333333333332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15.458333333333334">
            <text:p>15.458333333333334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28.263891666666666">
            <text:p>28.263891666666666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28.97917083333333">
            <text:p>28.97917083333333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30.00695">
            <text:p>30.0069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31.201395833333336">
            <text:p>31.201395833333336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31.750008333333337">
            <text:p>31.750008333333337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31.951395833333336">
            <text:p>31.951395833333336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31.97222916666667">
            <text:p>31.97222916666667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32.4652875">
            <text:p>32.4652875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39.062508333333334">
            <text:p>39.062508333333334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39.625008333333334">
            <text:p>39.625008333333334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39.56945416666667">
            <text:p>39.56945416666667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38.715287499999995">
            <text:p>38.71528749999999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37.83334166666666">
            <text:p>37.83334166666666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30.43750833333333">
            <text:p>30.4375083333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30.493062499999997">
            <text:p>30.49306249999999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30.458341666666666">
            <text:p>30.458341666666666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30.270841666666666">
            <text:p>30.270841666666666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29.208341666666666">
            <text:p>29.208341666666666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28.444454166666663">
            <text:p>28.444454166666663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28.263895833333333">
            <text:p>28.263895833333333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28.013895833333333">
            <text:p>28.013895833333333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28.076395833333333">
            <text:p>28.07639583333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27.958341666666666">
            <text:p>27.958341666666666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28.027783333333332">
            <text:p>28.027783333333332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22.7708375">
            <text:p>22.7708375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22.375004166666667">
            <text:p>22.375004166666667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21.541666666666668">
            <text:p>21.541666666666668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20.7638875">
            <text:p>20.7638875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20.236108333333334">
            <text:p>20.236108333333334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19.68055">
            <text:p>19.68055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19.36805">
            <text:p>19.36805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18.5069375">
            <text:p>18.5069375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18.8194375">
            <text:p>18.819437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19.90277083333333">
            <text:p>19.9027708333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20.8194375">
            <text:p>20.8194375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21.2916625">
            <text:p>21.2916625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21.826383333333336">
            <text:p>21.826383333333336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22.402770833333335">
            <text:p>22.40277083333333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43.96527916666667">
            <text:p>43.9652791666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44.763891666666666">
            <text:p>44.763891666666666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44.7708375">
            <text:p>44.770837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44.444449999999996">
            <text:p>44.444449999999996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44.30555416666667">
            <text:p>44.3055541666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43.916666666666664">
            <text:p>43.916666666666664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42.77777916666667">
            <text:p>42.77777916666667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41.416666666666664">
            <text:p>41.416666666666664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35.77778333333334">
            <text:p>35.77778333333334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34.86805833333333">
            <text:p>34.86805833333333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33.784725">
            <text:p>33.784725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32.86805833333334">
            <text:p>32.86805833333334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32.208337500000006">
            <text:p>32.208337500000006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31.652779166666665">
            <text:p>31.652779166666665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31.1875">
            <text:p>31.1875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30.840279166666665">
            <text:p>30.840279166666665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30.791666666666668">
            <text:p>30.791666666666668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30.777775000000002">
            <text:p>30.777775000000002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30.7638875">
            <text:p>30.7638875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31.041666666666668">
            <text:p>31.041666666666668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29.402783333333332">
            <text:p>29.402783333333332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31.125004166666667">
            <text:p>31.125004166666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32.916670833333335">
            <text:p>32.916670833333335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39.430550000000004">
            <text:p>39.430550000000004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26.604166666666668">
            <text:p>26.604166666666668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25.187504166666667">
            <text:p>25.187504166666667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25.201395833333336">
            <text:p>25.201395833333336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25.062504166666667">
            <text:p>25.062504166666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24.798616666666664">
            <text:p>24.798616666666664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23.9583375">
            <text:p>23.9583375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23.236116666666664">
            <text:p>23.236116666666664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22.66667083333333">
            <text:p>22.66667083333333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21.923616666666664">
            <text:p>21.923616666666664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23.638891666666666">
            <text:p>23.638891666666666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24.7361125">
            <text:p>24.7361125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27.270833333333332">
            <text:p>27.270833333333332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27.375000000000004">
            <text:p>27.375000000000004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27.430558333333337">
            <text:p>27.430558333333337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27.409725000000005">
            <text:p>27.409725000000005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27.020837500000003">
            <text:p>27.020837500000003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26.347224999999998">
            <text:p>26.347224999999998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25.520837500000003">
            <text:p>25.52083750000000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24.67361666666667">
            <text:p>24.6736166666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23.638891666666666">
            <text:p>23.638891666666666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22.87500416666667">
            <text:p>22.8750041666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23.152783333333335">
            <text:p>23.152783333333335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20.701391666666666">
            <text:p>20.701391666666666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20.6736125">
            <text:p>20.6736125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16.826391666666666">
            <text:p>16.826391666666666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13.562504166666665">
            <text:p>13.562504166666665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12.215279166666667">
            <text:p>12.21527916666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11.222225">
            <text:p>11.222225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10.256945833333333">
            <text:p>10.25694583333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10.145833333333334">
            <text:p>10.145833333333334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10.0763875">
            <text:p>10.0763875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10.034720833333333">
            <text:p>10.0347208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10.423608333333334">
            <text:p>10.42360833333333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10.930554166666667">
            <text:p>10.93055416666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11.756941666666668">
            <text:p>11.756941666666668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12.763883333333334">
            <text:p>12.763883333333334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14.333329166666667">
            <text:p>14.333329166666667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19.368054166666667">
            <text:p>19.368054166666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19.729166666666668">
            <text:p>19.729166666666668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19.902779166666665">
            <text:p>19.902779166666665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20.305558333333334">
            <text:p>20.305558333333334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20.506945833333333">
            <text:p>20.506945833333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20.625">
            <text:p>20.62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20.604166666666668">
            <text:p>20.604166666666668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20.430558333333334">
            <text:p>20.430558333333334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20.534724999999998">
            <text:p>20.534724999999998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29.63889166666667">
            <text:p>29.63889166666667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31.666666666666668">
            <text:p>31.666666666666668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31.090279166666665">
            <text:p>31.09027916666666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26.63888333333333">
            <text:p>26.6388833333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25.388883333333336">
            <text:p>25.388883333333336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26.30555">
            <text:p>26.30555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25.576383333333336">
            <text:p>25.576383333333336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24.715270833333335">
            <text:p>24.715270833333335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23.909716666666668">
            <text:p>23.909716666666668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23.11805">
            <text:p>23.11805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22.437495833333333">
            <text:p>22.437495833333333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20.888883333333332">
            <text:p>20.888883333333332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19.326383333333336">
            <text:p>19.326383333333336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19.076383333333336">
            <text:p>19.076383333333336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19.5416625">
            <text:p>19.541662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20.4166625">
            <text:p>20.4166625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22.4513875">
            <text:p>22.4513875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20.7638875">
            <text:p>20.7638875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20.930554166666667">
            <text:p>20.930554166666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21.166666666666668">
            <text:p>21.166666666666668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21.25">
            <text:p>21.2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20.263891666666666">
            <text:p>20.263891666666666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18.97917083333333">
            <text:p>18.97917083333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17.826391666666666">
            <text:p>17.826391666666666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16.368058333333334">
            <text:p>16.368058333333334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14.458337499999999">
            <text:p>14.458337499999999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2.520833333333334">
            <text:p>12.520833333333334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14.534720833333333">
            <text:p>14.53472083333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16.430554166666667">
            <text:p>16.430554166666667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8.2013875">
            <text:p>18.2013875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42.756949999999996">
            <text:p>42.756949999999996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40.96528333333333">
            <text:p>40.96528333333333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39.40972916666667">
            <text:p>39.40972916666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32.15972916666667">
            <text:p>32.15972916666667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31.06250416666667">
            <text:p>31.06250416666667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30.583337500000003">
            <text:p>30.58333750000000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30.305558333333337">
            <text:p>30.30555833333333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30.18750416666667">
            <text:p>30.18750416666667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30.333337500000003">
            <text:p>30.333337500000003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31.006945833333333">
            <text:p>31.006945833333333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31.055554166666667">
            <text:p>31.055554166666667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30.715279166666665">
            <text:p>30.715279166666665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30.569445833333333">
            <text:p>30.56944583333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27.51388333333333">
            <text:p>27.51388333333333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27.631937499999996">
            <text:p>27.631937499999996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27.347212499999998">
            <text:p>27.347212499999998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26.798599999999997">
            <text:p>26.798599999999997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26.187491666666663">
            <text:p>26.18749166666666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26.215270833333335">
            <text:p>26.215270833333335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26.381937499999996">
            <text:p>26.381937499999996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26.618049999999997">
            <text:p>26.61804999999999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20.92360833333333">
            <text:p>20.9236083333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21.2638875">
            <text:p>21.2638875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21.743054166666667">
            <text:p>21.743054166666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22.104166666666668">
            <text:p>22.104166666666668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22.402779166666665">
            <text:p>22.40277916666666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22.3611125">
            <text:p>22.3611125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22.1388875">
            <text:p>22.138887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21.458333333333332">
            <text:p>21.458333333333332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20.569441666666666">
            <text:p>20.569441666666666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19.944441666666666">
            <text:p>19.944441666666666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22.8958375">
            <text:p>22.8958375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23.3958375">
            <text:p>23.3958375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23.187504166666667">
            <text:p>23.18750416666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22.736116666666664">
            <text:p>22.736116666666664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22.409729166666665">
            <text:p>22.409729166666665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22.013895833333333">
            <text:p>22.013895833333333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21.63195416666667">
            <text:p>21.63195416666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21.41667916666667">
            <text:p>21.41667916666667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21.347233333333335">
            <text:p>21.347233333333335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21.166679166666665">
            <text:p>21.16667916666666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20.8125125">
            <text:p>20.8125125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20.2014">
            <text:p>20.2014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15.618070833333334">
            <text:p>15.618070833333334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14.944458333333332">
            <text:p>14.94445833333333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14.229179166666666">
            <text:p>14.229179166666666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13.7639">
            <text:p>13.7639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13.104179166666666">
            <text:p>13.104179166666666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12.958345833333333">
            <text:p>12.958345833333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12.902791666666666">
            <text:p>12.902791666666666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12.7639">
            <text:p>12.763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12.479179166666666">
            <text:p>12.479179166666666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12.0139">
            <text:p>12.0139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10.659733333333334">
            <text:p>10.659733333333334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25.9513875">
            <text:p>25.9513875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25.9166625">
            <text:p>25.9166625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25.798608333333334">
            <text:p>25.798608333333334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25.694441666666666">
            <text:p>25.694441666666666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25.736108333333334">
            <text:p>25.736108333333334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24.5138875">
            <text:p>24.5138875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23.2638875">
            <text:p>23.2638875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22.770833333333332">
            <text:p>22.770833333333332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22.326391666666666">
            <text:p>22.326391666666666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21.201391666666666">
            <text:p>21.201391666666666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9.326391666666666">
            <text:p>9.326391666666666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8.986116666666666">
            <text:p>8.986116666666666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8.465283333333334">
            <text:p>8.46528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8.680562499999999">
            <text:p>8.680562499999999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8.9027875">
            <text:p>8.9027875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9.250008333333334">
            <text:p>9.250008333333334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9.527783333333334">
            <text:p>9.527783333333334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9.840283333333334">
            <text:p>9.840283333333334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10.104170833333333">
            <text:p>10.104170833333333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10.618066666666666">
            <text:p>10.618066666666666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0.7014">
            <text:p>10.7014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10.7014">
            <text:p>10.7014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10.5139">
            <text:p>10.5139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10.673620833333333">
            <text:p>10.673620833333333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11.229179166666668">
            <text:p>11.229179166666668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11.631958333333335">
            <text:p>11.631958333333335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12.381958333333335">
            <text:p>12.381958333333335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12.680566666666666">
            <text:p>12.680566666666666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12.6527875">
            <text:p>12.6527875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12.6805625">
            <text:p>12.680562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12.715283333333334">
            <text:p>12.715283333333334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12.847225000000002">
            <text:p>12.847225000000002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12.930558333333336">
            <text:p>12.930558333333336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12.972225000000002">
            <text:p>12.972225000000002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12.902779166666667">
            <text:p>12.902779166666667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12.694445833333333">
            <text:p>12.694445833333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12.5">
            <text:p>12.5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12.354166666666666">
            <text:p>12.354166666666666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17.652779166666665">
            <text:p>17.652779166666665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18.777779166666665">
            <text:p>18.777779166666665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19.6875">
            <text:p>19.6875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20.3125">
            <text:p>20.3125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20.7986125">
            <text:p>20.7986125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21.0">
            <text:p>21.0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21.5138875">
            <text:p>21.5138875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22.548608333333334">
            <text:p>22.548608333333334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23.88195">
            <text:p>23.88195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23.31945">
            <text:p>23.31945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22.513895833333333">
            <text:p>22.51389583333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21.972229166666665">
            <text:p>21.972229166666665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21.75695">
            <text:p>21.75695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21.7083375">
            <text:p>21.7083375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21.5833375">
            <text:p>21.5833375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21.347224999999998">
            <text:p>21.347224999999998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20.715283333333335">
            <text:p>20.715283333333335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19.840283333333332">
            <text:p>19.840283333333332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18.94445">
            <text:p>18.94445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14.826391666666666">
            <text:p>14.826391666666666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15.395833333333334">
            <text:p>15.39583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16.048608333333334">
            <text:p>16.048608333333334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16.3888875">
            <text:p>16.3888875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16.840275000000002">
            <text:p>16.84027500000000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16.840275000000002">
            <text:p>16.840275000000002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16.55555">
            <text:p>16.55555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16.3541625">
            <text:p>16.3541625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16.1388875">
            <text:p>16.1388875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16.069445833333333">
            <text:p>16.06944583333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16.277779166666665">
            <text:p>16.277779166666665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16.576391666666666">
            <text:p>16.576391666666666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16.770833333333332">
            <text:p>16.770833333333332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17.097220833333335">
            <text:p>17.097220833333335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19.0138875">
            <text:p>19.013887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19.055554166666667">
            <text:p>19.055554166666667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19.1736125">
            <text:p>19.1736125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19.201391666666666">
            <text:p>19.201391666666666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19.0486125">
            <text:p>19.0486125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18.965279166666665">
            <text:p>18.9652791666666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19.437504166666667">
            <text:p>19.43750416666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19.819445833333333">
            <text:p>19.81944583333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20.375">
            <text:p>20.375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20.756941666666666">
            <text:p>20.756941666666666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20.965275000000002">
            <text:p>20.965275000000002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20.812495833333333">
            <text:p>20.812495833333333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20.58332916666667">
            <text:p>20.58332916666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13.680554166666667">
            <text:p>13.680554166666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12.694441666666668">
            <text:p>12.694441666666668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11.895829166666667">
            <text:p>11.895829166666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11.173608333333334">
            <text:p>11.173608333333334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10.888887500000001">
            <text:p>10.88888750000000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10.374995833333335">
            <text:p>10.37499583333333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9.798608333333334">
            <text:p>9.79860833333333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10.3125">
            <text:p>10.312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11.930554166666667">
            <text:p>11.9305541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12.729166666666666">
            <text:p>12.72916666666666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13.1875">
            <text:p>13.1875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12.972225">
            <text:p>12.972225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13.569445833333333">
            <text:p>13.569445833333333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13.972225">
            <text:p>13.97222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14.430558333333332">
            <text:p>14.43055833333333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14.798612499999999">
            <text:p>14.798612499999999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14.9375">
            <text:p>14.9375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15.201387500000001">
            <text:p>15.201387500000001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15.562495833333335">
            <text:p>15.562495833333335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15.916662500000001">
            <text:p>15.916662500000001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16.124995833333333">
            <text:p>16.124995833333333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15.562495833333335">
            <text:p>15.562495833333335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14.520829166666667">
            <text:p>14.520829166666667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13.201383333333334">
            <text:p>13.201383333333334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13.048608333333334">
            <text:p>13.048608333333334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13.277775">
            <text:p>13.27777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13.354162500000001">
            <text:p>13.354162500000001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13.520829166666667">
            <text:p>13.520829166666667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13.715275">
            <text:p>13.715275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13.888887500000001">
            <text:p>13.888887500000001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14.201387500000001">
            <text:p>14.201387500000001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14.506941666666668">
            <text:p>14.506941666666668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14.756941666666668">
            <text:p>14.756941666666668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14.951387500000001">
            <text:p>14.951387500000001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14.375">
            <text:p>14.375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14.465279166666667">
            <text:p>14.46527916666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14.520833333333334">
            <text:p>14.520833333333334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14.256941666666668">
            <text:p>14.256941666666668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14.263887500000001">
            <text:p>14.263887500000001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14.1875">
            <text:p>14.1875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14.006945833333333">
            <text:p>14.006945833333333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13.902779166666667">
            <text:p>13.90277916666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13.659725">
            <text:p>13.659725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13.513891666666666">
            <text:p>13.513891666666666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12.833337499999999">
            <text:p>12.833337499999999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11.965283333333332">
            <text:p>11.965283333333332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12.972225000000002">
            <text:p>12.972225000000002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14.013891666666668">
            <text:p>14.013891666666668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15.090279166666669">
            <text:p>15.090279166666669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16.097225">
            <text:p>16.097225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17.187504166666667">
            <text:p>17.18750416666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17.979170833333335">
            <text:p>17.97917083333333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18.083337500000003">
            <text:p>18.083337500000003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18.937500000000004">
            <text:p>18.937500000000004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20.368054166666667">
            <text:p>20.368054166666667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21.472220833333335">
            <text:p>21.472220833333335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22.229166666666668">
            <text:p>22.229166666666668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23.958333333333332">
            <text:p>23.958333333333332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24.5625">
            <text:p>24.562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25.055554166666667">
            <text:p>25.055554166666667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25.0625">
            <text:p>25.0625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24.7361125">
            <text:p>24.7361125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24.194445833333333">
            <text:p>24.194445833333333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23.520833333333332">
            <text:p>23.520833333333332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22.7638875">
            <text:p>22.7638875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22.548608333333334">
            <text:p>22.548608333333334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22.6388875">
            <text:p>22.6388875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22.729166666666668">
            <text:p>22.729166666666668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22.6875">
            <text:p>22.6875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22.4861125">
            <text:p>22.4861125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21.9583375">
            <text:p>21.9583375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21.38195">
            <text:p>21.38195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21.034729166666665">
            <text:p>21.034729166666665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20.895841666666666">
            <text:p>20.895841666666666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0.743062499999997">
            <text:p>20.743062499999997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0.965283333333332">
            <text:p>20.965283333333332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21.56945">
            <text:p>21.56945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22.972229166666665">
            <text:p>22.97222916666666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22.62500833333333">
            <text:p>22.62500833333333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22.166674999999998">
            <text:p>22.166674999999998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22.020841666666666">
            <text:p>22.020841666666666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21.791674999999998">
            <text:p>21.791674999999998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21.666674999999998">
            <text:p>21.666674999999998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21.520841666666666">
            <text:p>21.520841666666666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21.388899999999996">
            <text:p>21.388899999999996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21.305566666666667">
            <text:p>21.305566666666667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21.3125125">
            <text:p>21.3125125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21.236124999999998">
            <text:p>21.236124999999998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21.291679166666665">
            <text:p>21.291679166666665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21.34723333333333">
            <text:p>21.34723333333333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21.3264">
            <text:p>21.3264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21.2639">
            <text:p>21.2639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20.944454166666667">
            <text:p>20.944454166666667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20.9514">
            <text:p>20.9514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21.111120833333334">
            <text:p>21.111120833333334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21.37500833333333">
            <text:p>21.37500833333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21.555562499999997">
            <text:p>21.55556249999999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14.784725">
            <text:p>14.78472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14.340279166666667">
            <text:p>14.340279166666667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14.458337499999999">
            <text:p>14.458337499999999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14.527783333333332">
            <text:p>14.52778333333333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14.597225">
            <text:p>14.59722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14.736112499999999">
            <text:p>14.73611249999999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14.840279166666667">
            <text:p>14.8402791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14.854166666666666">
            <text:p>14.854166666666666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14.951387500000001">
            <text:p>14.951387500000001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15.472220833333333">
            <text:p>15.472220833333333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15.895829166666667">
            <text:p>15.895829166666667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16.284716666666668">
            <text:p>16.284716666666668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17.659720833333335">
            <text:p>17.65972083333333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17.340275000000002">
            <text:p>17.34027500000000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17.1875">
            <text:p>17.1875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17.194445833333333">
            <text:p>17.19444583333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16.868058333333334">
            <text:p>16.868058333333334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16.534724999999998">
            <text:p>16.534724999999998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16.062504166666667">
            <text:p>16.06250416666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15.118058333333332">
            <text:p>15.118058333333332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13.750004166666665">
            <text:p>13.750004166666665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12.284729166666665">
            <text:p>12.28472916666666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36.45139583333333">
            <text:p>36.45139583333333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34.29862083333333">
            <text:p>34.29862083333333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32.347229166666665">
            <text:p>32.34722916666666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28.66667083333333">
            <text:p>28.66667083333333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26.888891666666666">
            <text:p>26.888891666666666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25.2986125">
            <text:p>25.298612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23.805558333333334">
            <text:p>23.805558333333334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22.312504166666667">
            <text:p>22.312504166666667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21.076391666666666">
            <text:p>21.076391666666666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19.7361125">
            <text:p>19.7361125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18.305558333333334">
            <text:p>18.305558333333334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16.868058333333334">
            <text:p>16.868058333333334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15.416670833333333">
            <text:p>15.4166708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13.916670833333333">
            <text:p>13.91667083333333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12.694445833333333">
            <text:p>12.694445833333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11.798612499999999">
            <text:p>11.798612499999999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11.083333333333334">
            <text:p>11.083333333333334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10.652779166666667">
            <text:p>10.65277916666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10.194445833333333">
            <text:p>10.194445833333333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13.111112499999999">
            <text:p>13.111112499999999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13.986112499999999">
            <text:p>13.98611249999999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14.909725">
            <text:p>14.9097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15.631945833333333">
            <text:p>15.631945833333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15.958333333333334">
            <text:p>15.958333333333334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16.090279166666665">
            <text:p>16.090279166666665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16.090279166666665">
            <text:p>16.09027916666666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16.10417083333333">
            <text:p>16.10417083333333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16.138895833333333">
            <text:p>16.13889583333333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15.923616666666666">
            <text:p>15.923616666666666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5.666670833333333">
            <text:p>15.666670833333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15.534725">
            <text:p>15.534725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15.645837499999999">
            <text:p>15.645837499999999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15.520837499999999">
            <text:p>15.520837499999999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15.159729166666665">
            <text:p>15.159729166666665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14.687508333333332">
            <text:p>14.687508333333332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14.645833333333334">
            <text:p>14.645833333333334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13.958333333333334">
            <text:p>13.958333333333334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13.638887500000001">
            <text:p>13.638887500000001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13.236108333333334">
            <text:p>13.236108333333334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12.861108333333334">
            <text:p>12.861108333333334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12.826387500000001">
            <text:p>12.826387500000001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13.048612499999999">
            <text:p>13.048612499999999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13.208333333333334">
            <text:p>13.208333333333334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13.256945833333333">
            <text:p>13.256945833333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13.388887500000001">
            <text:p>13.388887500000001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13.722220833333333">
            <text:p>13.722220833333333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14.173612499999999">
            <text:p>14.173612499999999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14.736112499999999">
            <text:p>14.736112499999999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15.395833333333334">
            <text:p>15.395833333333334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15.875">
            <text:p>15.875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16.402775000000002">
            <text:p>16.402775000000002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15.652775">
            <text:p>15.652775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15.381941666666664">
            <text:p>15.381941666666664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15.215275">
            <text:p>15.21527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14.937495833333335">
            <text:p>14.937495833333335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14.854162500000001">
            <text:p>14.854162500000001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14.597216666666668">
            <text:p>14.597216666666668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14.555550000000002">
            <text:p>14.55555000000000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14.437495833333335">
            <text:p>14.437495833333335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14.416662500000001">
            <text:p>14.416662500000001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14.208329166666667">
            <text:p>14.208329166666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14.013883333333334">
            <text:p>14.013883333333334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13.833329166666667">
            <text:p>13.833329166666667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13.722216666666668">
            <text:p>13.722216666666668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13.854162500000001">
            <text:p>13.854162500000001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14.097220833333333">
            <text:p>14.097220833333333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15.840283333333334">
            <text:p>15.840283333333334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15.687504166666665">
            <text:p>15.68750416666666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15.659725">
            <text:p>15.659725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16.062504166666667">
            <text:p>16.062504166666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16.180558333333334">
            <text:p>16.180558333333334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16.277779166666665">
            <text:p>16.27777916666666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16.229166666666668">
            <text:p>16.229166666666668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16.416666666666668">
            <text:p>16.416666666666668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16.215279166666665">
            <text:p>16.21527916666666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15.569445833333333">
            <text:p>15.569445833333333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15.319445833333333">
            <text:p>15.319445833333333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15.451391666666666">
            <text:p>15.451391666666666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14.958333333333334">
            <text:p>14.958333333333334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14.736112499999999">
            <text:p>14.736112499999999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14.770833333333334">
            <text:p>14.770833333333334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14.9375">
            <text:p>14.937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15.090279166666667">
            <text:p>15.0902791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15.354166666666666">
            <text:p>15.354166666666666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15.854166666666666">
            <text:p>15.854166666666666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16.833333333333332">
            <text:p>16.833333333333332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17.409724999999998">
            <text:p>17.409724999999998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17.4861125">
            <text:p>17.486112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40.84722083333333">
            <text:p>40.84722083333333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40.875">
            <text:p>40.875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40.43055416666667">
            <text:p>40.43055416666667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39.25694583333333">
            <text:p>39.2569458333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38.9375">
            <text:p>38.9375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38.4513875">
            <text:p>38.4513875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37.854166666666664">
            <text:p>37.854166666666664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37.84722083333333">
            <text:p>37.84722083333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37.50694583333333">
            <text:p>37.5069458333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37.68055833333334">
            <text:p>37.68055833333334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37.909725">
            <text:p>37.909725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38.1736125">
            <text:p>38.1736125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37.90277916666667">
            <text:p>37.90277916666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36.395833333333336">
            <text:p>36.395833333333336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35.229166666666664">
            <text:p>35.229166666666664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34.75">
            <text:p>34.75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31.395833333333332">
            <text:p>31.395833333333332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30.465275000000002">
            <text:p>30.465275000000002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29.472220833333335">
            <text:p>29.472220833333335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29.027779166666665">
            <text:p>29.027779166666665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28.8125">
            <text:p>28.812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28.743058333333337">
            <text:p>28.743058333333337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29.041670833333338">
            <text:p>29.041670833333338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29.45139166666667">
            <text:p>29.45139166666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29.819445833333333">
            <text:p>29.81944583333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29.583333333333332">
            <text:p>29.583333333333332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28.305554166666667">
            <text:p>28.305554166666667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20.999995833333333">
            <text:p>20.99999583333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20.215275000000002">
            <text:p>20.215275000000002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24.9791625">
            <text:p>24.979162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27.062495833333333">
            <text:p>27.06249583333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29.131941666666666">
            <text:p>29.131941666666666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31.124995833333333">
            <text:p>31.124995833333333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32.99999583333334">
            <text:p>32.99999583333334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43.38195416666667">
            <text:p>43.3819541666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41.32639583333333">
            <text:p>41.3263958333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39.42361666666667">
            <text:p>39.42361666666667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38.13889583333333">
            <text:p>38.13889583333333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37.56945416666667">
            <text:p>37.5694541666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37.402787499999995">
            <text:p>37.402787499999995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37.20139583333333">
            <text:p>37.20139583333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36.9583375">
            <text:p>36.9583375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36.77778333333333">
            <text:p>36.7777833333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29.430554166666667">
            <text:p>29.43055416666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29.652779166666665">
            <text:p>29.652779166666665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30.444445833333333">
            <text:p>30.444445833333333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31.937504166666667">
            <text:p>31.937504166666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33.006949999999996">
            <text:p>33.006949999999996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33.263891666666666">
            <text:p>33.263891666666666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33.076391666666666">
            <text:p>33.076391666666666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34.63889166666667">
            <text:p>34.63889166666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34.104170833333335">
            <text:p>34.104170833333335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32.81945">
            <text:p>32.81945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32.00695">
            <text:p>32.00695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31.92361666666667">
            <text:p>31.9236166666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31.812508333333337">
            <text:p>31.812508333333337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31.652783333333335">
            <text:p>31.652783333333335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31.576391666666666">
            <text:p>31.576391666666666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31.57639166666667">
            <text:p>31.57639166666667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31.63889166666667">
            <text:p>31.63889166666667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31.659724999999998">
            <text:p>31.65972499999999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31.51389166666667">
            <text:p>31.5138916666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29.73610833333333">
            <text:p>29.73610833333333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29.6388875">
            <text:p>29.6388875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29.506941666666663">
            <text:p>29.50694166666666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29.270833333333332">
            <text:p>29.270833333333332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29.375">
            <text:p>29.375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28.590274999999995">
            <text:p>28.590274999999995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28.340274999999995">
            <text:p>28.34027499999999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28.131941666666663">
            <text:p>28.13194166666666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27.902775000000002">
            <text:p>27.902775000000002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27.7291625">
            <text:p>27.7291625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27.3888875">
            <text:p>27.3888875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27.222220833333335">
            <text:p>27.222220833333335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27.0">
            <text:p>27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26.8263875">
            <text:p>26.8263875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26.590279166666665">
            <text:p>26.59027916666666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26.166666666666668">
            <text:p>26.166666666666668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18.236108333333334">
            <text:p>18.236108333333334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18.277775000000002">
            <text:p>18.277775000000002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17.8541625">
            <text:p>17.8541625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17.097216666666668">
            <text:p>17.097216666666668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16.999995833333333">
            <text:p>16.99999583333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17.249995833333333">
            <text:p>17.249995833333333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17.5416625">
            <text:p>17.541662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17.74305">
            <text:p>17.74305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18.298604166666667">
            <text:p>18.298604166666667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32.34721666666667">
            <text:p>32.34721666666667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33.72915833333334">
            <text:p>33.72915833333334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34.5486">
            <text:p>34.5486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35.57637916666666">
            <text:p>35.57637916666666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37.22915833333333">
            <text:p>37.22915833333333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39.04165833333333">
            <text:p>39.04165833333333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39.9097125">
            <text:p>39.9097125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37.21527083333333">
            <text:p>37.21527083333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35.3819375">
            <text:p>35.3819375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33.4444375">
            <text:p>33.444437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33.0416625">
            <text:p>33.041662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32.90972083333333">
            <text:p>32.90972083333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32.736108333333334">
            <text:p>32.736108333333334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32.173608333333334">
            <text:p>32.173608333333334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31.694441666666666">
            <text:p>31.694441666666666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31.347220833333335">
            <text:p>31.347220833333335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30.9861125">
            <text:p>30.9861125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36.916670833333335">
            <text:p>36.916670833333335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36.27777916666667">
            <text:p>36.27777916666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35.80555416666667">
            <text:p>35.80555416666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35.625">
            <text:p>35.625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35.604166666666664">
            <text:p>35.604166666666664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35.375">
            <text:p>35.375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35.104166666666664">
            <text:p>35.104166666666664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35.03472083333333">
            <text:p>35.0347208333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34.8611125">
            <text:p>34.8611125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33.590275">
            <text:p>33.590275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35.03471666666667">
            <text:p>35.03471666666667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35.18749583333334">
            <text:p>35.18749583333334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35.18749583333334">
            <text:p>35.18749583333334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34.78471666666667">
            <text:p>34.78471666666667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34.395829166666665">
            <text:p>34.395829166666665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34.333329166666665">
            <text:p>34.333329166666665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34.1666625">
            <text:p>34.1666625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34.01388333333333">
            <text:p>34.01388333333333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34.01388333333333">
            <text:p>34.01388333333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33.98610416666667">
            <text:p>33.98610416666667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33.92360416666667">
            <text:p>33.92360416666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33.17360416666667">
            <text:p>33.17360416666667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29.979166666666668">
            <text:p>29.979166666666668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29.736108333333334">
            <text:p>29.736108333333334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29.111108333333334">
            <text:p>29.111108333333334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28.5">
            <text:p>28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28.027775000000002">
            <text:p>28.027775000000002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27.694441666666666">
            <text:p>27.694441666666666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27.45832916666667">
            <text:p>27.45832916666667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27.347220833333335">
            <text:p>27.347220833333335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27.520833333333332">
            <text:p>27.520833333333332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27.729166666666668">
            <text:p>27.729166666666668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27.6111125">
            <text:p>27.6111125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27.472224999999998">
            <text:p>27.472224999999998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27.368058333333334">
            <text:p>27.368058333333334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27.284724999999998">
            <text:p>27.284724999999998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22.326395833333333">
            <text:p>22.3263958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21.472229166666665">
            <text:p>21.472229166666665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21.527787500000002">
            <text:p>21.52778750000000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21.430562499999997">
            <text:p>21.43056249999999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21.159729166666665">
            <text:p>21.159729166666665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20.652783333333332">
            <text:p>20.652783333333332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20.50695">
            <text:p>20.50695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20.500004166666667">
            <text:p>20.500004166666667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20.59722916666667">
            <text:p>20.5972291666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20.750004166666667">
            <text:p>20.750004166666667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25.6666625">
            <text:p>25.666662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25.83332916666667">
            <text:p>25.83332916666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25.944441666666666">
            <text:p>25.94444166666666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25.95832916666667">
            <text:p>25.95832916666667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26.18055">
            <text:p>26.18055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26.24305">
            <text:p>26.24305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26.437495833333333">
            <text:p>26.43749583333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26.74305">
            <text:p>26.74305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26.777775000000002">
            <text:p>26.777775000000002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21.75">
            <text:p>21.7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22.2638875">
            <text:p>22.2638875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22.6388875">
            <text:p>22.638887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22.75">
            <text:p>22.75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22.9375">
            <text:p>22.9375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23.229166666666668">
            <text:p>23.229166666666668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23.5625">
            <text:p>23.5625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24.125">
            <text:p>24.125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27.4166625">
            <text:p>27.4166625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27.5763875">
            <text:p>27.576387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27.805554166666667">
            <text:p>27.805554166666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28.125">
            <text:p>28.12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28.284720833333335">
            <text:p>28.284720833333335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28.236108333333334">
            <text:p>28.236108333333334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27.673608333333334">
            <text:p>27.673608333333334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27.180549999999997">
            <text:p>27.18054999999999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26.409716666666668">
            <text:p>26.409716666666668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25.7916625">
            <text:p>25.7916625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25.14582916666667">
            <text:p>25.14582916666667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24.437495833333333">
            <text:p>24.437495833333333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23.749995833333333">
            <text:p>23.74999583333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23.472216666666668">
            <text:p>23.472216666666668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23.159716666666665">
            <text:p>23.159716666666665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38.71527916666667">
            <text:p>38.7152791666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34.07638333333333">
            <text:p>34.07638333333333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33.548608333333334">
            <text:p>33.548608333333334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33.68055416666667">
            <text:p>33.68055416666667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32.90972083333333">
            <text:p>32.90972083333333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32.00694583333333">
            <text:p>32.00694583333333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31.2013875">
            <text:p>31.2013875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30.284720833333335">
            <text:p>30.284720833333335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28.9861125">
            <text:p>28.9861125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27.562504166666667">
            <text:p>27.56250416666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25.7083375">
            <text:p>25.7083375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24.513891666666666">
            <text:p>24.513891666666666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23.965283333333332">
            <text:p>23.965283333333332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25.138895833333333">
            <text:p>25.138895833333333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43.680550000000004">
            <text:p>43.680550000000004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42.66665833333333">
            <text:p>42.66665833333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42.124991666666666">
            <text:p>42.124991666666666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42.23610416666667">
            <text:p>42.23610416666667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48.22221666666666">
            <text:p>48.22221666666666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36.0">
            <text:p>36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35.69444583333333">
            <text:p>35.6944458333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35.472225">
            <text:p>35.472225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35.444449999999996">
            <text:p>35.444449999999996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35.34028333333333">
            <text:p>35.34028333333333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35.1180625">
            <text:p>35.1180625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35.250008333333334">
            <text:p>35.250008333333334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35.6389">
            <text:p>35.6389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35.40973333333333">
            <text:p>35.40973333333333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34.868066666666664">
            <text:p>34.868066666666664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34.54862083333333">
            <text:p>34.5486208333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40.22222083333333">
            <text:p>40.22222083333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39.90277916666667">
            <text:p>39.90277916666667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39.68055416666667">
            <text:p>39.68055416666667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39.86805416666667">
            <text:p>39.86805416666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39.7291625">
            <text:p>39.7291625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39.840275">
            <text:p>39.840275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40.28471666666667">
            <text:p>40.28471666666667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40.7916625">
            <text:p>40.7916625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41.2916625">
            <text:p>41.2916625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41.59721666666667">
            <text:p>41.59721666666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45.20138333333333">
            <text:p>45.20138333333333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46.437491666666666">
            <text:p>46.437491666666666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47.243050000000004">
            <text:p>47.243050000000004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47.3819375">
            <text:p>47.381937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47.243050000000004">
            <text:p>47.243050000000004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47.152770833333335">
            <text:p>47.152770833333335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50.3819375">
            <text:p>50.381937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50.42360416666667">
            <text:p>50.42360416666667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48.1389">
            <text:p>48.1389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47.83334166666666">
            <text:p>47.83334166666666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47.840287499999995">
            <text:p>47.840287499999995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47.67362083333333">
            <text:p>47.67362083333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47.47223333333333">
            <text:p>47.47223333333333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47.56945416666667">
            <text:p>47.56945416666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40.40278333333334">
            <text:p>40.40278333333334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32.44445416666667">
            <text:p>32.44445416666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30.39584166666667">
            <text:p>30.39584166666667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28.50695416666667">
            <text:p>28.5069541666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26.916675">
            <text:p>26.916675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24.03472916666667">
            <text:p>24.03472916666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22.416675">
            <text:p>22.416675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21.215283333333332">
            <text:p>21.215283333333332</text:p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19.5833375">
            <text:p>19.58333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18.097224999999998">
            <text:p>18.0972249999999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17.277779166666665">
            <text:p>17.27777916666666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16.916666666666668">
            <text:p>16.916666666666668</text:p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16.784720833333335">
            <text:p>16.784720833333335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17.3888875">
            <text:p>17.3888875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32.93055833333333">
            <text:p>32.93055833333333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33.013891666666666">
            <text:p>33.013891666666666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33.263891666666666">
            <text:p>33.263891666666666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33.638891666666666">
            <text:p>33.638891666666666</text:p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31.249995833333333">
            <text:p>31.249995833333333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30.111104166666667">
            <text:p>30.111104166666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29.30555">
            <text:p>29.30555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20.5347125">
            <text:p>20.5347125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20.111099999999997">
            <text:p>20.111099999999997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19.506933333333333">
            <text:p>19.506933333333333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18.791654166666664">
            <text:p>18.791654166666664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18.40276666666667">
            <text:p>18.40276666666667</text:p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19.0347125">
            <text:p>19.0347125</text:p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19.65277083333333">
            <text:p>19.6527708333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20.694437500000003">
            <text:p>20.6944375000000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22.131937500000003">
            <text:p>22.13193750000000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23.590270833333335">
            <text:p>23.59027083333333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28.4236125">
            <text:p>28.4236125</text:p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29.1111125">
            <text:p>29.11111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28.909724999999998">
            <text:p>28.909724999999998</text:p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28.833333333333332">
            <text:p>28.833333333333332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24.645833333333332">
            <text:p>24.645833333333332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25.236108333333334">
            <text:p>25.236108333333334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25.486108333333334">
            <text:p>25.486108333333334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25.520829166666662">
            <text:p>25.520829166666662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25.624995833333333">
            <text:p>25.62499583333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25.555549999999997">
            <text:p>25.555549999999997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25.958329166666662">
            <text:p>25.958329166666662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26.64582916666667">
            <text:p>26.64582916666667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43.8125">
            <text:p>43.8125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43.791666666666664">
            <text:p>43.791666666666664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43.548608333333334">
            <text:p>43.548608333333334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43.840275">
            <text:p>43.840275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56.27777916666667">
            <text:p>56.2777791666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40.63194583333333">
            <text:p>40.63194583333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34.0222125">
            <text:p>34.0222125</text:p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34.681937500000004">
            <text:p>34.681937500000004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43.9444375">
            <text:p>43.9444375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46.0624875">
            <text:p>46.0624875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41.41665833333333">
            <text:p>41.41665833333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45.537499999999994">
            <text:p>45.537499999999994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43.868050000000004">
            <text:p>43.868050000000004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49.041666666666664">
            <text:p>49.041666666666664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38.00694583333333">
            <text:p>38.00694583333333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38.229166666666664">
            <text:p>38.229166666666664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46.31944166666667">
            <text:p>46.31944166666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45.3263875">
            <text:p>45.3263875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44.81944166666667">
            <text:p>44.81944166666667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45.06944166666667">
            <text:p>45.06944166666667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42.0138875">
            <text:p>42.0138875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40.81249583333334">
            <text:p>40.81249583333334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40.54860416666667">
            <text:p>40.54860416666667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40.2291625">
            <text:p>40.2291625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51.43055416666667">
            <text:p>51.4305541666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52.4236125">
            <text:p>52.4236125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52.9236125">
            <text:p>52.9236125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53.2986125">
            <text:p>53.2986125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36.562508333333334">
            <text:p>36.562508333333334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34.58334166666667">
            <text:p>34.58334166666667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33.284729166666665">
            <text:p>33.28472916666666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32.82639583333333">
            <text:p>32.82639583333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32.9930625">
            <text:p>32.9930625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33.0555625">
            <text:p>33.0555625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33.4930625">
            <text:p>33.493062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36.58334166666666">
            <text:p>36.58334166666666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35.868066666666664">
            <text:p>35.868066666666664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35.42362083333333">
            <text:p>35.42362083333333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33.291670833333335">
            <text:p>33.291670833333335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32.916670833333335">
            <text:p>32.916670833333335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32.409725">
            <text:p>32.409725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32.3958375">
            <text:p>32.3958375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36.7222125">
            <text:p>36.7222125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35.49304583333333">
            <text:p>35.49304583333333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38.090275">
            <text:p>38.090275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37.402775">
            <text:p>37.402775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42.4999875">
            <text:p>42.4999875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41.77082083333333">
            <text:p>41.7708208333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41.437487499999996">
            <text:p>41.437487499999996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41.47915416666667">
            <text:p>41.47915416666667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41.9374875">
            <text:p>41.9374875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41.34722916666667">
            <text:p>41.3472291666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41.69445416666667">
            <text:p>41.69445416666667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41.90972916666667">
            <text:p>41.90972916666667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42.04861666666667">
            <text:p>42.04861666666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40.048608333333334">
            <text:p>40.048608333333334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49.083329166666665">
            <text:p>49.083329166666665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39.03472083333333">
            <text:p>39.03472083333333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20.069441666666666">
            <text:p>20.069441666666666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20.0416625">
            <text:p>20.0416625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20.006941666666666">
            <text:p>20.006941666666666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20.020833333333332">
            <text:p>20.020833333333332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20.895833333333332">
            <text:p>20.895833333333332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30.243054166666667">
            <text:p>30.243054166666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30.493054166666667">
            <text:p>30.493054166666667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30.5763875">
            <text:p>30.5763875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31.368054166666663">
            <text:p>31.368054166666663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30.819441666666663">
            <text:p>30.81944166666666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30.256941666666663">
            <text:p>30.25694166666666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33.791666666666664">
            <text:p>33.791666666666664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33.15972083333333">
            <text:p>33.1597208333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32.1388875">
            <text:p>32.138887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30.215275000000002">
            <text:p>30.215275000000002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29.423608333333334">
            <text:p>29.423608333333334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27.14582916666667">
            <text:p>27.14582916666667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24.354162499999997">
            <text:p>24.354162499999997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22.902775000000002">
            <text:p>22.902775000000002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21.749995833333333">
            <text:p>21.749995833333333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21.18055">
            <text:p>21.18055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20.909716666666665">
            <text:p>20.90971666666666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20.583325">
            <text:p>20.583325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20.333325">
            <text:p>20.333325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18.368041666666667">
            <text:p>18.368041666666667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17.145820833333335">
            <text:p>17.145820833333335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15.965266666666666">
            <text:p>15.965266666666666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4.958320833333334">
            <text:p>14.958320833333334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14.1736">
            <text:p>14.1736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13.833325">
            <text:p>13.833325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3.659716666666666">
            <text:p>13.659716666666666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13.458329166666665">
            <text:p>13.4583291666666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12.972220833333331">
            <text:p>12.97222083333333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2.673608333333332">
            <text:p>12.67360833333333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2.673608333333334">
            <text:p>12.673608333333334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12.805549999999998">
            <text:p>12.805549999999998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13.631941666666668">
            <text:p>13.631941666666668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39.902775">
            <text:p>39.902775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25.798608333333334">
            <text:p>25.798608333333334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25.736108333333334">
            <text:p>25.736108333333334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20.888883333333336">
            <text:p>20.888883333333336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20.895825000000002">
            <text:p>20.895825000000002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18.208325000000002">
            <text:p>18.208325000000002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16.958325000000002">
            <text:p>16.958325000000002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15.604158333333332">
            <text:p>15.604158333333332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21.798604166666667">
            <text:p>21.798604166666667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21.93055">
            <text:p>21.9305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21.7916625">
            <text:p>21.7916625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24.763900000000003">
            <text:p>24.76390000000000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23.659733333333335">
            <text:p>23.659733333333335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22.576400000000003">
            <text:p>22.57640000000000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21.430566666666667">
            <text:p>21.43056666666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20.020841666666666">
            <text:p>20.020841666666666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18.645841666666666">
            <text:p>18.645841666666666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17.15973333333333">
            <text:p>17.15973333333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15.694454166666667">
            <text:p>15.69445416666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15.458341666666668">
            <text:p>15.45834166666666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15.576395833333331">
            <text:p>15.576395833333331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15.555562499999999">
            <text:p>15.555562499999999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15.597229166666665">
            <text:p>15.59722916666666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15.493062499999999">
            <text:p>15.493062499999999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15.465283333333332">
            <text:p>15.465283333333332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15.444449999999998">
            <text:p>15.444449999999998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15.444449999999998">
            <text:p>15.444449999999998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15.284725">
            <text:p>15.28472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15.145833333333334">
            <text:p>15.145833333333334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15.180554166666667">
            <text:p>15.18055416666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15.388887500000001">
            <text:p>15.388887500000001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15.451387500000001">
            <text:p>15.451387500000001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15.416662500000001">
            <text:p>15.416662500000001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15.194441666666668">
            <text:p>15.194441666666668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15.138887500000001">
            <text:p>15.138887500000001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15.083333333333334">
            <text:p>15.083333333333334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15.090275">
            <text:p>15.090275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15.138883333333334">
            <text:p>15.138883333333334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15.159716666666668">
            <text:p>15.159716666666668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15.159716666666668">
            <text:p>15.159716666666668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15.159716666666668">
            <text:p>15.159716666666668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13.513883333333334">
            <text:p>13.513883333333334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13.1944375">
            <text:p>13.194437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13.0694375">
            <text:p>13.069437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13.062491666666666">
            <text:p>13.062491666666666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13.041658333333332">
            <text:p>13.04165833333333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13.027766666666666">
            <text:p>13.027766666666666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12.944433333333334">
            <text:p>12.94443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12.694433333333334">
            <text:p>12.694433333333334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12.694433333333334">
            <text:p>12.694433333333334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13.881941666666664">
            <text:p>13.881941666666664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14.472220833333331">
            <text:p>14.472220833333331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14.604166666666666">
            <text:p>14.604166666666666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14.416666666666666">
            <text:p>14.416666666666666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14.402779166666667">
            <text:p>14.40277916666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14.395833333333334">
            <text:p>14.395833333333334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14.361112499999999">
            <text:p>14.361112499999999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14.354170833333333">
            <text:p>14.354170833333333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14.451395833333331">
            <text:p>14.451395833333331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14.291674999999998">
            <text:p>14.291674999999998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14.243062499999999">
            <text:p>14.243062499999999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14.347229166666665">
            <text:p>14.34722916666666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15.013883333333334">
            <text:p>15.01388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15.090270833333335">
            <text:p>15.09027083333333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15.340270833333335">
            <text:p>15.34027083333333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16.027770833333335">
            <text:p>16.02777083333333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16.534716666666668">
            <text:p>16.534716666666668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16.951383333333336">
            <text:p>16.951383333333336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17.6041625">
            <text:p>17.6041625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18.138883333333336">
            <text:p>18.138883333333336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18.395825000000002">
            <text:p>18.395825000000002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18.56249166666667">
            <text:p>18.56249166666667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19.236104166666667">
            <text:p>19.236104166666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22.7638875">
            <text:p>22.7638875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22.083333333333332">
            <text:p>22.083333333333332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21.7361125">
            <text:p>21.736112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21.652779166666665">
            <text:p>21.6527791666666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21.743054166666667">
            <text:p>21.74305416666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21.9861125">
            <text:p>21.986112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22.034720833333335">
            <text:p>22.034720833333335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22.027775000000002">
            <text:p>22.027775000000002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22.2013875">
            <text:p>22.2013875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22.666666666666668">
            <text:p>22.666666666666668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22.569441666666666">
            <text:p>22.569441666666666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22.374995833333333">
            <text:p>22.374995833333333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20.8819375">
            <text:p>20.88193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20.263883333333332">
            <text:p>20.26388333333333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19.666662499999997">
            <text:p>19.66666249999999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18.99305">
            <text:p>18.9930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18.298608333333334">
            <text:p>18.298608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17.659720833333335">
            <text:p>17.65972083333333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16.916666666666668">
            <text:p>16.916666666666668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16.347220833333335">
            <text:p>16.347220833333335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15.840279166666667">
            <text:p>15.840279166666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15.847225">
            <text:p>15.84722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15.958337499999999">
            <text:p>15.95833749999999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26.63195">
            <text:p>26.63195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26.6458375">
            <text:p>26.645837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26.4583375">
            <text:p>26.4583375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26.500004166666667">
            <text:p>26.500004166666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26.60417083333333">
            <text:p>26.60417083333333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26.72917083333333">
            <text:p>26.72917083333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26.062504166666667">
            <text:p>26.062504166666667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25.312504166666667">
            <text:p>25.31250416666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24.472229166666665">
            <text:p>24.47222916666666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23.902783333333332">
            <text:p>23.902783333333332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23.243062499999997">
            <text:p>23.243062499999997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22.60417083333333">
            <text:p>22.60417083333333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22.777779166666665">
            <text:p>22.77777916666666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28.04167083333333">
            <text:p>28.04167083333333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28.576395833333333">
            <text:p>28.576395833333333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28.805562499999997">
            <text:p>28.805562499999997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30.9652875">
            <text:p>30.9652875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32.14584166666666">
            <text:p>32.14584166666666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32.979175">
            <text:p>32.979175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33.63889583333333">
            <text:p>33.63889583333333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34.229175">
            <text:p>34.229175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34.86112083333334">
            <text:p>34.86112083333334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35.6527875">
            <text:p>35.6527875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36.31945416666667">
            <text:p>36.31945416666667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37.52084166666666">
            <text:p>37.52084166666666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37.65973333333333">
            <text:p>37.65973333333333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37.81945416666667">
            <text:p>37.81945416666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38.041675000000005">
            <text:p>38.041675000000005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38.14584166666667">
            <text:p>38.14584166666667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38.125008333333334">
            <text:p>38.125008333333334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37.9027875">
            <text:p>37.9027875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37.4652875">
            <text:p>37.4652875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37.1389">
            <text:p>37.1389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37.125008333333334">
            <text:p>37.125008333333334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37.062508333333334">
            <text:p>37.062508333333334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37.07639583333333">
            <text:p>37.07639583333333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36.73612083333333">
            <text:p>36.73612083333333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36.4514">
            <text:p>36.4514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35.54167916666667">
            <text:p>35.5416791666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30.194454166666663">
            <text:p>30.194454166666663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29.569454166666663">
            <text:p>29.56945416666666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29.097229166666665">
            <text:p>29.097229166666665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28.465283333333332">
            <text:p>28.465283333333332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27.805558333333334">
            <text:p>27.805558333333334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27.625">
            <text:p>27.625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27.284724999999998">
            <text:p>27.284724999999998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26.6111125">
            <text:p>26.6111125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26.055554166666667">
            <text:p>26.055554166666667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25.7291625">
            <text:p>25.7291625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25.64582916666667">
            <text:p>25.64582916666667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25.6041625">
            <text:p>25.6041625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25.465275000000002">
            <text:p>25.465275000000002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25.45832916666667">
            <text:p>25.45832916666667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25.36805">
            <text:p>25.36805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21.37499166666667">
            <text:p>21.37499166666667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21.131933333333333">
            <text:p>21.13193333333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20.562491666666666">
            <text:p>20.562491666666666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20.222216666666665">
            <text:p>20.22221666666666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20.30555">
            <text:p>20.3055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20.798608333333334">
            <text:p>20.798608333333334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21.131941666666666">
            <text:p>21.131941666666666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21.333329166666665">
            <text:p>21.333329166666665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21.374995833333333">
            <text:p>21.374995833333333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21.256941666666666">
            <text:p>21.256941666666666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21.368054166666667">
            <text:p>21.368054166666667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21.590275000000002">
            <text:p>21.590275000000002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1.944441666666666">
            <text:p>21.944441666666666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27.0486125">
            <text:p>27.0486125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26.597224999999998">
            <text:p>26.597224999999998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26.2361125">
            <text:p>26.2361125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25.9513875">
            <text:p>25.9513875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25.631945833333333">
            <text:p>25.63194583333333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25.41667083333333">
            <text:p>25.41667083333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25.388891666666666">
            <text:p>25.388891666666666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24.944445833333333">
            <text:p>24.944445833333333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24.840279166666665">
            <text:p>24.840279166666665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25.013891666666666">
            <text:p>25.013891666666666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25.319445833333333">
            <text:p>25.319445833333333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25.493054166666667">
            <text:p>25.493054166666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19.6388875">
            <text:p>19.638887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19.583333333333332">
            <text:p>19.58333333333333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19.381945833333333">
            <text:p>19.381945833333333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19.965279166666665">
            <text:p>19.96527916666666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20.854166666666668">
            <text:p>20.854166666666668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21.9375">
            <text:p>21.937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22.708333333333332">
            <text:p>22.70833333333333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22.8611125">
            <text:p>22.861112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21.194445833333333">
            <text:p>21.19444583333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10.812495833333335">
            <text:p>10.81249583333333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10.930550000000002">
            <text:p>10.930550000000002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10.833329166666667">
            <text:p>10.833329166666667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11.194437500000001">
            <text:p>11.194437500000001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27.944441666666666">
            <text:p>27.944441666666666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28.597220833333335">
            <text:p>28.597220833333335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29.416666666666668">
            <text:p>29.416666666666668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30.2361125">
            <text:p>30.236112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30.506945833333333">
            <text:p>30.50694583333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30.847220833333335">
            <text:p>30.847220833333335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31.166666666666668">
            <text:p>31.166666666666668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31.416666666666668">
            <text:p>31.416666666666668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31.868054166666667">
            <text:p>31.86805416666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32.53472083333333">
            <text:p>32.53472083333333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33.229166666666664">
            <text:p>33.229166666666664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27.027779166666665">
            <text:p>27.027779166666665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26.340279166666665">
            <text:p>26.340279166666665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25.972224999999998">
            <text:p>25.972224999999998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25.805558333333334">
            <text:p>25.805558333333334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25.305558333333334">
            <text:p>25.305558333333334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24.715279166666665">
            <text:p>24.715279166666665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24.277779166666665">
            <text:p>24.277779166666665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20.54167083333333">
            <text:p>20.54167083333333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20.902779166666665">
            <text:p>20.902779166666665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21.284724999999998">
            <text:p>21.284724999999998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21.347224999999998">
            <text:p>21.347224999999998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21.25695">
            <text:p>21.2569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21.250004166666667">
            <text:p>21.250004166666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21.29167083333333">
            <text:p>21.29167083333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21.062504166666667">
            <text:p>21.062504166666667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19.368062499999997">
            <text:p>19.368062499999997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18.88195">
            <text:p>18.88195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18.361116666666664">
            <text:p>18.361116666666664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17.90972916666667">
            <text:p>17.9097291666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17.541675">
            <text:p>17.54167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17.22222916666667">
            <text:p>17.2222291666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16.708337500000003">
            <text:p>16.708337500000003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15.826391666666666">
            <text:p>15.826391666666666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14.986116666666666">
            <text:p>14.986116666666666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14.118062499999999">
            <text:p>14.118062499999999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13.430562499999999">
            <text:p>13.430562499999999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12.701395833333331">
            <text:p>12.701395833333331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11.763895833333331">
            <text:p>11.763895833333331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14.069449999999998">
            <text:p>14.069449999999998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16.777783333333332">
            <text:p>16.777783333333332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31.4236125">
            <text:p>31.4236125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30.4583375">
            <text:p>30.4583375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29.868058333333334">
            <text:p>29.868058333333334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28.347224999999998">
            <text:p>28.347224999999998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26.993058333333334">
            <text:p>26.993058333333334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25.5208375">
            <text:p>25.5208375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23.9236125">
            <text:p>23.9236125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22.243058333333334">
            <text:p>22.243058333333334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20.65277916666667">
            <text:p>20.65277916666667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19.354166666666664">
            <text:p>19.354166666666664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18.340275">
            <text:p>18.340275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17.29860833333333">
            <text:p>17.29860833333333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16.24305">
            <text:p>16.24305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15.277774999999998">
            <text:p>15.277774999999998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4.576387499999997">
            <text:p>14.57638749999999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14.090275">
            <text:p>14.09027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14.090274999999998">
            <text:p>14.090274999999998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14.618054166666667">
            <text:p>14.61805416666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15.486108333333334">
            <text:p>15.486108333333334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16.215275">
            <text:p>16.215275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16.840275000000002">
            <text:p>16.840275000000002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13.944445833333333">
            <text:p>13.94444583333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14.527779166666667">
            <text:p>14.52777916666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14.944445833333333">
            <text:p>14.94444583333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15.243058333333336">
            <text:p>15.243058333333336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5.5208375">
            <text:p>15.5208375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15.611112500000003">
            <text:p>15.611112500000003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15.777779166666669">
            <text:p>15.777779166666669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16.145833333333336">
            <text:p>16.145833333333336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16.659720833333335">
            <text:p>16.659720833333335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17.430554166666667">
            <text:p>17.430554166666667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18.0138875">
            <text:p>18.0138875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18.305554166666667">
            <text:p>18.305554166666667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20.749991666666666">
            <text:p>20.749991666666666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21.124991666666666">
            <text:p>21.124991666666666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21.0972125">
            <text:p>21.0972125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21.124991666666666">
            <text:p>21.124991666666666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21.05555">
            <text:p>21.05555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20.8194375">
            <text:p>20.8194375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20.465270833333335">
            <text:p>20.46527083333333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19.80555">
            <text:p>19.8055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19.02082916666667">
            <text:p>19.02082916666667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18.048608333333334">
            <text:p>18.048608333333334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16.673608333333334">
            <text:p>16.673608333333334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15.298608333333334">
            <text:p>15.298608333333334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11.9375">
            <text:p>11.9375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11.229166666666666">
            <text:p>11.22916666666666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10.611112499999999">
            <text:p>10.61111249999999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10.013887500000001">
            <text:p>10.013887500000001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9.208333333333334">
            <text:p>9.208333333333334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8.520833333333334">
            <text:p>8.52083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8.256945833333333">
            <text:p>8.25694583333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17.8611125">
            <text:p>17.8611125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18.59027916666667">
            <text:p>18.5902791666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19.506945833333333">
            <text:p>19.50694583333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21.090279166666665">
            <text:p>21.090279166666665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22.590279166666665">
            <text:p>22.590279166666665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24.1736125">
            <text:p>24.1736125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25.368054166666667">
            <text:p>25.36805416666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26.5625">
            <text:p>26.562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26.631945833333333">
            <text:p>26.631945833333333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26.368054166666667">
            <text:p>26.368054166666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25.6875">
            <text:p>25.6875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24.944445833333333">
            <text:p>24.944445833333333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24.416666666666668">
            <text:p>24.416666666666668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24.243054166666667">
            <text:p>24.243054166666667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24.0625">
            <text:p>24.062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23.993058333333334">
            <text:p>23.993058333333334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23.72917083333333">
            <text:p>23.72917083333333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23.868058333333334">
            <text:p>23.868058333333334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24.250004166666667">
            <text:p>24.25000416666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25.118058333333334">
            <text:p>25.118058333333334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26.1458375">
            <text:p>26.1458375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27.243062499999997">
            <text:p>27.24306249999999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28.326395833333333">
            <text:p>28.326395833333333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29.37500833333333">
            <text:p>29.37500833333333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29.895841666666666">
            <text:p>29.895841666666666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30.326395833333333">
            <text:p>30.32639583333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30.68750833333333">
            <text:p>30.68750833333333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30.965283333333332">
            <text:p>30.965283333333332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35.03473333333333">
            <text:p>35.03473333333333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34.90973333333333">
            <text:p>34.90973333333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35.125008333333334">
            <text:p>35.125008333333334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35.347229166666665">
            <text:p>35.347229166666665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35.506949999999996">
            <text:p>35.506949999999996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35.48611666666667">
            <text:p>35.48611666666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35.354175">
            <text:p>35.354175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35.256949999999996">
            <text:p>35.256949999999996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34.93750416666666">
            <text:p>34.93750416666666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34.666670833333335">
            <text:p>34.666670833333335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34.597225">
            <text:p>34.597225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34.451391666666666">
            <text:p>34.451391666666666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34.21528333333333">
            <text:p>34.21528333333333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34.23611666666667">
            <text:p>34.23611666666667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34.52778333333333">
            <text:p>34.52778333333333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34.99305833333333">
            <text:p>34.99305833333333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35.36805833333333">
            <text:p>35.36805833333333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35.576391666666666">
            <text:p>35.576391666666666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35.59027916666667">
            <text:p>35.5902791666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35.479170833333335">
            <text:p>35.479170833333335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34.05555833333333">
            <text:p>34.05555833333333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33.979166666666664">
            <text:p>33.979166666666664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33.6736125">
            <text:p>33.6736125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33.6388875">
            <text:p>33.6388875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33.5625">
            <text:p>33.5625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33.6111125">
            <text:p>33.6111125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33.5486125">
            <text:p>33.548612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33.24305833333333">
            <text:p>33.24305833333333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32.92361666666667">
            <text:p>32.92361666666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32.81945">
            <text:p>32.81945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32.62500416666667">
            <text:p>32.62500416666667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32.40278333333334">
            <text:p>32.40278333333334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32.013895833333336">
            <text:p>32.013895833333336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31.777783333333335">
            <text:p>31.777783333333335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31.701395833333336">
            <text:p>31.701395833333336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27.451395833333336">
            <text:p>27.451395833333336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27.000008333333337">
            <text:p>27.000008333333337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26.548620833333334">
            <text:p>26.548620833333334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26.055562500000004">
            <text:p>26.055562500000004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25.652787500000002">
            <text:p>25.652787500000002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25.159733333333335">
            <text:p>25.15973333333333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24.3750125">
            <text:p>24.3750125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23.60417916666667">
            <text:p>23.60417916666667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22.972233333333335">
            <text:p>22.972233333333335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22.50695416666667">
            <text:p>22.50695416666667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22.3402875">
            <text:p>22.340287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21.92362083333333">
            <text:p>21.92362083333333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21.48612083333333">
            <text:p>21.48612083333333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21.145841666666666">
            <text:p>21.145841666666666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20.875008333333334">
            <text:p>20.875008333333334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18.23612083333333">
            <text:p>18.23612083333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18.1527875">
            <text:p>18.152787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17.958341666666666">
            <text:p>17.958341666666666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17.756954166666663">
            <text:p>17.75695416666666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17.944454166666667">
            <text:p>17.944454166666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17.930562499999997">
            <text:p>17.93056249999999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17.937508333333334">
            <text:p>17.937508333333334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17.993062499999997">
            <text:p>17.993062499999997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17.875004166666667">
            <text:p>17.875004166666667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17.875004166666667">
            <text:p>17.87500416666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13.763895833333331">
            <text:p>13.763895833333331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13.375008333333334">
            <text:p>13.375008333333334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12.722233333333335">
            <text:p>12.722233333333335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19.083325000000002">
            <text:p>19.083325000000002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18.861104166666667">
            <text:p>18.861104166666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18.777770833333335">
            <text:p>18.777770833333335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18.777770833333335">
            <text:p>18.777770833333335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18.812491666666666">
            <text:p>18.812491666666666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18.631937500000003">
            <text:p>18.631937500000003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18.722216666666668">
            <text:p>18.722216666666668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18.5416625">
            <text:p>18.5416625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18.319441666666666">
            <text:p>18.319441666666666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13.645829166666667">
            <text:p>13.645829166666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13.277770833333333">
            <text:p>13.277770833333333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13.249995833333331">
            <text:p>13.249995833333331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13.486108333333334">
            <text:p>13.486108333333334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13.736108333333334">
            <text:p>13.736108333333334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13.590275">
            <text:p>13.590275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13.284720833333333">
            <text:p>13.284720833333333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12.881950000000002">
            <text:p>12.881950000000002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13.166675">
            <text:p>13.16667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13.451395833333335">
            <text:p>13.451395833333335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13.638895833333335">
            <text:p>13.638895833333335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13.770841666666668">
            <text:p>13.770841666666668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13.777783333333334">
            <text:p>13.777783333333334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13.715279166666667">
            <text:p>13.71527916666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15.736104166666665">
            <text:p>15.736104166666665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15.777770833333333">
            <text:p>15.77777083333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15.930549999999998">
            <text:p>15.930549999999998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16.069441666666666">
            <text:p>16.069441666666666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16.388883333333332">
            <text:p>16.388883333333332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16.659716666666665">
            <text:p>16.659716666666665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17.05555">
            <text:p>17.05555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17.388883333333336">
            <text:p>17.388883333333336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17.68749166666667">
            <text:p>17.6874916666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17.798604166666667">
            <text:p>17.798604166666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18.861108333333334">
            <text:p>18.861108333333334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19.111108333333334">
            <text:p>19.111108333333334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19.11805">
            <text:p>19.1180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19.24305">
            <text:p>19.24305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18.874991666666666">
            <text:p>18.874991666666666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18.854158333333334">
            <text:p>18.854158333333334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19.104158333333334">
            <text:p>19.104158333333334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19.59027083333333">
            <text:p>19.59027083333333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19.874995833333333">
            <text:p>19.87499583333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20.173608333333334">
            <text:p>20.173608333333334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20.381941666666666">
            <text:p>20.381941666666666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16.874995833333333">
            <text:p>16.874995833333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17.17360833333333">
            <text:p>17.17360833333333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17.3263875">
            <text:p>17.326387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17.166666666666668">
            <text:p>17.166666666666668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16.784725">
            <text:p>16.78472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16.2986125">
            <text:p>16.2986125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16.32639166666667">
            <text:p>16.32639166666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16.333333333333332">
            <text:p>16.333333333333332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16.1111125">
            <text:p>16.1111125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15.805558333333336">
            <text:p>15.805558333333336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15.631945833333333">
            <text:p>15.631945833333333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14.159725000000002">
            <text:p>14.159725000000002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14.006945833333333">
            <text:p>14.006945833333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14.041666666666666">
            <text:p>14.041666666666666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14.069441666666664">
            <text:p>14.069441666666664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14.097220833333333">
            <text:p>14.09722083333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14.083333333333334">
            <text:p>14.083333333333334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13.909725">
            <text:p>13.909725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13.868058333333332">
            <text:p>13.868058333333332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14.090279166666667">
            <text:p>14.090279166666667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13.173608333333334">
            <text:p>13.173608333333334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14.1875">
            <text:p>14.18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13.895833333333334">
            <text:p>13.8958333333333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13.513891666666666">
            <text:p>13.513891666666666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13.347225">
            <text:p>13.347225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12.958337499999999">
            <text:p>12.958337499999999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12.604170833333333">
            <text:p>12.60417083333333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12.458337499999999">
            <text:p>12.458337499999999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12.256945833333333">
            <text:p>12.25694583333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